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591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5465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2.436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ESP-PROG_Rev.C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58" table:default-cell-style-name="ce3"/>
        <table:table-column table:style-name="co7" table:number-columns-repeated="960" table:default-cell-style-name="Default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4" table:number-columns-repeated="1020"/>
        </table:table-row>
        <table:table-row table:style-name="ro2">
          <table:table-cell table:style-name="ce2" office:value-type="string" calcext:value-type="string">
            <text:p>Q12MHz/20pF/30ppm/2P/HC-49SM(SMD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TSX-3.2x2.5mm_GND(3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E62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SOT-8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ISB-SWMM-5B-LF(USB_MICRO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B1</text:p>
          </table:table-cell>
          <table:table-cell table:style-name="ce2" office:value-type="string" calcext:value-type="string">
            <text:p>USB-MICRO_MISB-SWMM-5B_LF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ИС CH340T SSOP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SSOP-20W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100 OHM 5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4,R3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1 K 5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2,R1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C817-40(SOT23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Q2,Q1</text:p>
          </table:table-cell>
          <table:table-cell table:style-name="ce2" office:value-type="string" calcext:value-type="string">
            <text:p>SOT2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СЪЕДИНИТЕЛ WU06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1</text:p>
          </table:table-cell>
          <table:table-cell table:style-name="ce2" office:value-type="string" calcext:value-type="string">
            <text:p>WU06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КОНД 0402 27 PF C0G 50VDC 5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4,C2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КОНД 0603 2.2 UF X5R 6.3VDC 10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3,C1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РЕЙКА 1 X 40 (HN 1X40)</text:p>
          </table:table-cell>
          <table:table-cell table:style-name="ce2" office:value-type="string" calcext:value-type="string">
            <text:p>7/40</text:p>
          </table:table-cell>
          <table:table-cell table:style-name="ce2" office:value-type="string" calcext:value-type="string">
            <text:p>CON6</text:p>
          </table:table-cell>
          <table:table-cell table:style-name="ce2"/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 style:data-style-name="N2" text:time-value="13:08:16.5179782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4-24T13:08:23.960024953</dc:date>
    <meta:editing-duration>PT19M54S</meta:editing-duration>
    <meta:editing-cycles>10</meta:editing-cycles>
    <meta:generator>LibreOffice/6.4.2.2$Linux_X86_64 LibreOffice_project/40$Build-2</meta:generator>
    <meta:print-date>2019-09-26T08:56:12.698621940</meta:print-date>
    <meta:document-statistic meta:table-count="1" meta:cell-count="47" meta:object-count="0"/>
  </office:meta>
</office:document-meta>
</file>